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5536" calcext:value-type="float">
            <text:p>14.5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8208" calcext:value-type="float">
            <text:p>14.6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10-07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8-19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6-05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3-26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0224" calcext:value-type="float">
            <text:p>16.2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4608" calcext:value-type="float">
            <text:p>16.2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9472" calcext:value-type="float">
            <text:p>16.3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7384" calcext:value-type="float">
            <text:p>16.4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7656" calcext:value-type="float">
            <text:p>16.29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3752" calcext:value-type="float">
            <text:p>16.3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1-26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4008" calcext:value-type="float">
            <text:p>15.3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2672" calcext:value-type="float">
            <text:p>15.2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8-22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4112" calcext:value-type="float">
            <text:p>15.3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908" calcext:value-type="float">
            <text:p>15.4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6-20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6-18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5-23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5-03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4-03-20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3-11-21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3-10-17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3-09-1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3-08-22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3-08-0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3-07-26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3-06-22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3-05-23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3-04-18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2-11-16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2-10-20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2-09-19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2-08-24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2-07-27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2-06-27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2-04-26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2-03-25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1-11-23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1-10-21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1-09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1-08-19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1-07-21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1-06-17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1-04-14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1-03-22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0-11-19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0-10-27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0-09-22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0-08-18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0-07-22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0-06-24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0-06-17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20-05-27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9-11-19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9-10-23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1592" calcext:value-type="float">
            <text:p>14.2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9-09-19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9-08-22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9-07-2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9-06-24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9-05-16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9-04-16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8-11-13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8-10-17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8-09-26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8-08-16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8-07-17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8-06-13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6912" calcext:value-type="float">
            <text:p>14.9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8-05-09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8-04-20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7-11-27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7-10-24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7-09-21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7-08-21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7-07-21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7-06-26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7-05-23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7-04-28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6-11-10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6-10-13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6-09-13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6-08-09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6-07-15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2856" calcext:value-type="float">
            <text:p>15.9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6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6-05-10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3064" calcext:value-type="float">
            <text:p>16.13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6-04-12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4024" calcext:value-type="float">
            <text:p>16.1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5-11-16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5-10-08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5-09-10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5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5-06-09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5-05-12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5-04-10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4-11-12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4-10-07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4-09-11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4-08-13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4-07-07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4-06-10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4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4-04-09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3-11-1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3-10-1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5504" calcext:value-type="float">
            <text:p>16.6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3-09-1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3-08-0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968" calcext:value-type="float">
            <text:p>16.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3-07-1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9848" calcext:value-type="float">
            <text:p>16.3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3-06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3-05-0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3-04-1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2-11-0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2-10-1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2312" calcext:value-type="float">
            <text:p>16.21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2-09-1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2-08-0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2-07-1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2-06-1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2-05-0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2-04-0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1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1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1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9016" calcext:value-type="float">
            <text:p>15.7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1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2208" calcext:value-type="float">
            <text:p>16.1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3168" calcext:value-type="float">
            <text:p>16.20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8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8-02-25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9056" calcext:value-type="float">
            <text:p>16.0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676" calcext:value-type="float">
            <text:p>15.9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7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6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6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6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6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6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6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6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6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6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5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5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4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872" calcext:value-type="float">
            <text:p>16.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4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3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484" calcext:value-type="float">
            <text:p>15.8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3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1896" calcext:value-type="float">
            <text:p>15.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916" calcext:value-type="float">
            <text:p>16.1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1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6424" calcext:value-type="float">
            <text:p>16.3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5528" calcext:value-type="float">
            <text:p>16.03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272" calcext:value-type="float">
            <text:p>15.8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2000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9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8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8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7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0776" calcext:value-type="float">
            <text:p>14.5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1904" calcext:value-type="float">
            <text:p>14.4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7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6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6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6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6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6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6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6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6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2552" calcext:value-type="float">
            <text:p>14.3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5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5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896" calcext:value-type="float">
            <text:p>14.4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3032" calcext:value-type="float">
            <text:p>14.3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4368" calcext:value-type="float">
            <text:p>14.3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5808" calcext:value-type="float">
            <text:p>14.4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4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2384" calcext:value-type="float">
            <text:p>14.5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9104" calcext:value-type="float">
            <text:p>14.9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3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7872" calcext:value-type="float">
            <text:p>14.9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572" calcext:value-type="float">
            <text:p>15.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2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6696" calcext:value-type="float">
            <text:p>16.2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7696" calcext:value-type="float">
            <text:p>16.6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0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9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0808" calcext:value-type="float">
            <text:p>16.3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0328" calcext:value-type="float">
            <text:p>16.3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9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9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8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7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7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66" calcext:value-type="float">
            <text:p>14.7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7208" calcext:value-type="float">
            <text:p>14.2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7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7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7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7-03-17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7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7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6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6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6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6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6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6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6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6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6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5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5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2176" calcext:value-type="float">
            <text:p>14.3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5976" calcext:value-type="float">
            <text:p>14.2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8168" calcext:value-type="float">
            <text:p>14.2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4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9168" calcext:value-type="float">
            <text:p>14.6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970</text:p>
          </table:table-cell>
          <table:table-cell office:value-type="string" calcext:value-type="string">
            <text:p>QBAA nr Sunburg, HAYES TWP HALL #80-23</text:p>
          </table:table-cell>
          <table:table-cell office:value-type="string" calcext:value-type="string">
            <text:p>1984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8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60" meta:object-count="0"/>
    <meta:user-defined meta:name="AppVersion">3.0</meta:user-defined>
  </office:meta>
</office:document-meta>
</file>